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0.1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dsWithExplan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2" office:value-type="string" calcext:value-type="string">
            <text:p>Word</text:p>
          </table:table-cell>
          <table:table-cell table:style-name="ce3" office:value-type="string" calcext:value-type="string">
            <text:p>Interpret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n. 1. acquisition of a position of rank or power.就任 (succession a new job) 2. a new item added to an existing collection 增加物 (succession: one more item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Adj. 1. relating to sound or the sense of hearing 和声音有关的 (a-cou-stic, a cool stick, relating to soun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adj. Be adept in/at == be good at, adapt to change, adopt an orph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n. the arrival of a notable person or thing. (ad-vent, ads come through a vent, something arrive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n. antenna adj. existing, happening, or operating in the air. (ae-rial, &lt;globe&gt;-real, something relating to air) e.g. aerial vis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n. a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adj. Ali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ft</text:p>
          </table:table-cell>
          <table:table-cell office:value-type="string" calcext:value-type="string">
            <text:p>adv. (Floating in the air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ss</text:p>
          </table:table-cell>
          <table:table-cell office:value-type="string" calcext:value-type="string">
            <text:p>vt. (a-mass, accumulate mass ==&gt; accumulat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adj. having or displaying a friendly and pleasant manner. (ami-able, amy-ish ==&gt; Amy likes yo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adj. Plentiful (maple leaves =&gt; ample space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iquity</text:p>
          </table:table-cell>
          <table:table-cell office:value-type="string" calcext:value-type="string">
            <text:p>n. antique(old time) related. 古代，古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ppraise</text:p>
          </table:table-cell>
          <table:table-cell office:value-type="string" calcext:value-type="string">
            <text:p>vt. (all praise sth ==&gt; 估价，鉴定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rdent</text:p>
          </table:table-cell>
          <table:table-cell office:value-type="string" calcext:value-type="string">
            <text:p>adj. (ar-dent =&gt; heartent =&gt; 满心充盈 =&gt; 热心的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rid</text:p>
          </table:table-cell>
          <table:table-cell office:value-type="string" calcext:value-type="string">
            <text:p>adj. (a-rid, A Rid, a reaping day but nothing generated =&gt; 干旱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ristocrat</text:p>
          </table:table-cell>
          <table:table-cell office:value-type="string" calcext:value-type="string">
            <text:p>n. a-ris-to-crat (A member of the “Crat” family) 贵族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n. art-ery (巨大的动脉画像, 动脉/主干道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tful</text:p>
          </table:table-cell>
          <table:table-cell office:value-type="string" calcext:value-type="string">
            <text:p>adj. Crafty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ssorted</text:p>
          </table:table-cell>
          <table:table-cell office:value-type="string" calcext:value-type="string">
            <text:p>adj. assorted, as sorted =&gt; (什锦的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ment</text:p>
          </table:table-cell>
          <table:table-cell office:value-type="string" calcext:value-type="string">
            <text:p>v. increase (augmentation is a rapid increase in ability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ustere</text:p>
          </table:table-cell>
          <table:table-cell office:value-type="string" calcext:value-type="string">
            <text:p>adj. (aus-tere =&gt; ours are bare =&gt; bare 朴实无华，无修饰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ale</text:p>
          </table:table-cell>
          <table:table-cell office:value-type="string" calcext:value-type="string">
            <text:p>n. a bale of hay (一捆柴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n. bar-ley (ley served in bars, barley, 大麦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arrack</text:p>
          </table:table-cell>
          <table:table-cell office:value-type="string" calcext:value-type="string">
            <text:p>v. 起哄 n. 军营 (barrack in a racking bar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n. conduct, ~ on/upon 关系, (bear the weight)轴承, (bear the pain)生育/结果,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v./n. 吼叫(声) (there’s a huge sound coming below the layer ==&gt; bellow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set</text:p>
          </table:table-cell>
          <table:table-cell office:value-type="string" calcext:value-type="string">
            <text:p>v. (be-upset) upset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v. (be-seized =&gt; be-siege, 困扰/围攻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n. 马路边广告牌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llow</text:p>
          </table:table-cell>
          <table:table-cell office:value-type="string" calcext:value-type="string">
            <text:p>(blow ==&gt; billow) v. (of fabric) fill with air and swell outward. n. a large undulating mass of something, typically cloud, smoke, or steam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n. 装订机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n. 膀胱, 囊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ister</text:p>
          </table:table-cell>
          <table:table-cell office:value-type="string" calcext:value-type="string">
            <text:p>ballista (床弩), 水泡 (b-list-er be on the sick list, blister)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odily</text:p>
          </table:table-cell>
          <table:table-cell office:value-type="string" calcext:value-type="string">
            <text:p><text:span text:style-name="T1">adj. &lt;人体的，肉体的，亲身的&gt;(human body)</text:span>，整体的(whole body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som</text:p>
          </table:table-cell>
          <table:table-cell office:value-type="string" calcext:value-type="string">
            <text:p>blossom (绽放), bosom 胸部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owel</text:p>
          </table:table-cell>
          <table:table-cell office:value-type="string" calcext:value-type="string">
            <text:p>n. 肠子/同情心 (bo-wel bowl of e&lt;empathy&gt;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acket</text:p>
          </table:table-cell>
          <table:table-cell office:value-type="string" calcext:value-type="string">
            <text:p>n. 括号，v. 把...归于一类 <text:s/>(bucket =&gt; bracket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n. 一旅，一队 (bridge-ade, a team for stealth attack under the bridge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n. (crisis broker) 经纪人，调停人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ckle</text:p>
          </table:table-cell>
          <table:table-cell office:value-type="string" calcext:value-type="string">
            <text:p>n. buckle up (扣子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n. 花蕾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ulge</text:p>
          </table:table-cell>
          <table:table-cell office:value-type="string" calcext:value-type="string">
            <text:p>n. 膨胀 (bull-charge → bulge&lt;huge increase&gt;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n. 小圆甜蛋糕，圆发髻 (gun on the bread → a hole → bun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nk</text:p>
          </table:table-cell>
          <table:table-cell office:value-type="string" calcext:value-type="string">
            <text:p>n. 床(卧铺) (bunker). Bullshit (sheer bunk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rrow</text:p>
          </table:table-cell>
          <table:table-cell office:value-type="string" calcext:value-type="string">
            <text:p>v. 钻洞，寻找 <text:s/>(find things buried in a row so deep → bur-row 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ustle</text:p>
          </table:table-cell>
          <table:table-cell office:value-type="string" calcext:value-type="string">
            <text:p>v. bustle up 赶快干 bustle about/around 忙碌于 bustle with 充满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n. 小牛犊 (young bull cut in half to be served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rcass</text:p>
          </table:table-cell>
          <table:table-cell office:value-type="string" calcext:value-type="string">
            <text:p>n. (car-cass, <text:s/>car skeleton, 骨架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n. 红衣主教，最重要的 (card-in-al, the most important card in all places → the essential part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Care-ss n./v. 抚摸</text:p>
          </table:table-cell>
        </table:table-row>
        <table:table-row table:style-name="ro1">
          <table:table-cell office:value-type="string" calcext:value-type="string">
            <text:p>-- end in page 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table table:name="WordsOnly" table:style-name="ta1">
        <table:table-column table:style-name="co1" table:default-cell-style-name="ce9"/>
        <table:table-column table:style-name="co2" table:default-cell-style-name="Default"/>
        <table:table-row table:style-name="ro1">
          <table:table-cell table:style-name="ce7" table:formula="of:=[$WordsWithExplanation.A:.A]" office:value-type="string" office:string-value="No." calcext:value-type="string">
            <text:p>No.</text:p>
          </table:table-cell>
          <table:table-cell table:style-name="ce2" table:formula="of:=[$WordsWithExplanation.B:.B]" office:value-type="string" office:string-value="Word" calcext:value-type="string">
            <text:p>Word</text:p>
          </table:table-cell>
        </table:table-row>
        <table:table-row table:style-name="ro1">
          <table:table-cell table:style-name="ce8" table:formula="of:=[$WordsWithExplanation.A:.A]" office:value-type="float" office:value="1" calcext:value-type="float">
            <text:p>1</text:p>
          </table:table-cell>
          <table:table-cell table:style-name="ce10" table:formula="of:=[$WordsWithExplanation.B:.B]" office:value-type="string" office:string-value="accession" calcext:value-type="string">
            <text:p>accession</text:p>
          </table:table-cell>
        </table:table-row>
        <table:table-row table:style-name="ro1">
          <table:table-cell table:style-name="ce8" table:formula="of:=[$WordsWithExplanation.A:.A]" office:value-type="float" office:value="2" calcext:value-type="float">
            <text:p>2</text:p>
          </table:table-cell>
          <table:table-cell table:style-name="ce10" table:formula="of:=[$WordsWithExplanation.B:.B]" office:value-type="string" office:string-value="acoustic" calcext:value-type="string">
            <text:p>acoustic</text:p>
          </table:table-cell>
        </table:table-row>
        <table:table-row table:style-name="ro1">
          <table:table-cell table:style-name="ce8" table:formula="of:=[$WordsWithExplanation.A:.A]" office:value-type="float" office:value="3" calcext:value-type="float">
            <text:p>3</text:p>
          </table:table-cell>
          <table:table-cell table:style-name="ce10" table:formula="of:=[$WordsWithExplanation.B:.B]" office:value-type="string" office:string-value="adept" calcext:value-type="string">
            <text:p>adept</text:p>
          </table:table-cell>
        </table:table-row>
        <table:table-row table:style-name="ro1">
          <table:table-cell table:style-name="ce8" table:formula="of:=[$WordsWithExplanation.A:.A]" office:value-type="float" office:value="4" calcext:value-type="float">
            <text:p>4</text:p>
          </table:table-cell>
          <table:table-cell table:style-name="ce10" table:formula="of:=[$WordsWithExplanation.B:.B]" office:value-type="string" office:string-value="advent" calcext:value-type="string">
            <text:p>advent</text:p>
          </table:table-cell>
        </table:table-row>
        <table:table-row table:style-name="ro1">
          <table:table-cell table:style-name="ce8" table:formula="of:=[$WordsWithExplanation.A:.A]" office:value-type="float" office:value="5" calcext:value-type="float">
            <text:p>5</text:p>
          </table:table-cell>
          <table:table-cell table:style-name="ce10" table:formula="of:=[$WordsWithExplanation.B:.B]" office:value-type="string" office:string-value="aerial" calcext:value-type="string">
            <text:p>aerial</text:p>
          </table:table-cell>
        </table:table-row>
        <table:table-row table:style-name="ro1">
          <table:table-cell table:style-name="ce8" table:formula="of:=[$WordsWithExplanation.A:.A]" office:value-type="float" office:value="6" calcext:value-type="float">
            <text:p>6</text:p>
          </table:table-cell>
          <table:table-cell table:style-name="ce10" table:formula="of:=[$WordsWithExplanation.B:.B]" office:value-type="string" office:string-value="aide" calcext:value-type="string">
            <text:p>aide</text:p>
          </table:table-cell>
        </table:table-row>
        <table:table-row table:style-name="ro1">
          <table:table-cell table:style-name="ce8" table:formula="of:=[$WordsWithExplanation.A:.A]" office:value-type="float" office:value="7" calcext:value-type="float">
            <text:p>7</text:p>
          </table:table-cell>
          <table:table-cell table:style-name="ce10" table:formula="of:=[$WordsWithExplanation.B:.B]" office:value-type="string" office:string-value="akin" calcext:value-type="string">
            <text:p>akin</text:p>
          </table:table-cell>
        </table:table-row>
        <table:table-row table:style-name="ro1">
          <table:table-cell table:style-name="ce8" table:formula="of:=[$WordsWithExplanation.A:.A]" office:value-type="float" office:value="8" calcext:value-type="float">
            <text:p>8</text:p>
          </table:table-cell>
          <table:table-cell table:style-name="ce10" table:formula="of:=[$WordsWithExplanation.B:.B]" office:value-type="string" office:string-value="aloft" calcext:value-type="string">
            <text:p>aloft</text:p>
          </table:table-cell>
        </table:table-row>
        <table:table-row table:style-name="ro1">
          <table:table-cell table:style-name="ce8" table:formula="of:=[$WordsWithExplanation.A:.A]" office:value-type="float" office:value="9" calcext:value-type="float">
            <text:p>9</text:p>
          </table:table-cell>
          <table:table-cell table:style-name="ce10" table:formula="of:=[$WordsWithExplanation.B:.B]" office:value-type="string" office:string-value="amass" calcext:value-type="string">
            <text:p>amass</text:p>
          </table:table-cell>
        </table:table-row>
        <table:table-row table:style-name="ro1">
          <table:table-cell table:style-name="ce8" table:formula="of:=[$WordsWithExplanation.A:.A]" office:value-type="float" office:value="10" calcext:value-type="float">
            <text:p>10</text:p>
          </table:table-cell>
          <table:table-cell table:style-name="ce10" table:formula="of:=[$WordsWithExplanation.B:.B]" office:value-type="string" office:string-value="amiable" calcext:value-type="string">
            <text:p>amiable</text:p>
          </table:table-cell>
        </table:table-row>
        <table:table-row table:style-name="ro1">
          <table:table-cell table:style-name="ce8" table:formula="of:=[$WordsWithExplanation.A:.A]" office:value-type="float" office:value="11" calcext:value-type="float">
            <text:p>11</text:p>
          </table:table-cell>
          <table:table-cell table:style-name="ce10" table:formula="of:=[$WordsWithExplanation.B:.B]" office:value-type="string" office:string-value="ample" calcext:value-type="string">
            <text:p>ample</text:p>
          </table:table-cell>
        </table:table-row>
        <table:table-row table:style-name="ro1">
          <table:table-cell table:style-name="ce8" table:formula="of:=[$WordsWithExplanation.A:.A]" office:value-type="float" office:value="12" calcext:value-type="float">
            <text:p>12</text:p>
          </table:table-cell>
          <table:table-cell table:style-name="ce10" table:formula="of:=[$WordsWithExplanation.B:.B]" office:value-type="string" office:string-value="antiquity" calcext:value-type="string">
            <text:p>antiquity</text:p>
          </table:table-cell>
        </table:table-row>
        <table:table-row table:style-name="ro1">
          <table:table-cell table:style-name="ce8" table:formula="of:=[$WordsWithExplanation.A:.A]" office:value-type="float" office:value="13" calcext:value-type="float">
            <text:p>13</text:p>
          </table:table-cell>
          <table:table-cell table:style-name="ce10" table:formula="of:=[$WordsWithExplanation.B:.B]" office:value-type="string" office:string-value="appraise" calcext:value-type="string">
            <text:p>appraise</text:p>
          </table:table-cell>
        </table:table-row>
        <table:table-row table:style-name="ro1">
          <table:table-cell table:style-name="ce8" table:formula="of:=[$WordsWithExplanation.A:.A]" office:value-type="float" office:value="14" calcext:value-type="float">
            <text:p>14</text:p>
          </table:table-cell>
          <table:table-cell table:style-name="ce10" table:formula="of:=[$WordsWithExplanation.B:.B]" office:value-type="string" office:string-value="ardent" calcext:value-type="string">
            <text:p>ardent</text:p>
          </table:table-cell>
        </table:table-row>
        <table:table-row table:style-name="ro1">
          <table:table-cell table:style-name="ce8" table:formula="of:=[$WordsWithExplanation.A:.A]" office:value-type="float" office:value="15" calcext:value-type="float">
            <text:p>15</text:p>
          </table:table-cell>
          <table:table-cell table:style-name="ce10" table:formula="of:=[$WordsWithExplanation.B:.B]" office:value-type="string" office:string-value="arid" calcext:value-type="string">
            <text:p>arid</text:p>
          </table:table-cell>
        </table:table-row>
        <table:table-row table:style-name="ro1">
          <table:table-cell table:style-name="ce8" table:formula="of:=[$WordsWithExplanation.A:.A]" office:value-type="float" office:value="16" calcext:value-type="float">
            <text:p>16</text:p>
          </table:table-cell>
          <table:table-cell table:style-name="ce10" table:formula="of:=[$WordsWithExplanation.B:.B]" office:value-type="string" office:string-value="aristocrat" calcext:value-type="string">
            <text:p>aristocrat</text:p>
          </table:table-cell>
        </table:table-row>
        <table:table-row table:style-name="ro1">
          <table:table-cell table:style-name="ce8" table:formula="of:=[$WordsWithExplanation.A:.A]" office:value-type="float" office:value="17" calcext:value-type="float">
            <text:p>17</text:p>
          </table:table-cell>
          <table:table-cell table:style-name="ce10" table:formula="of:=[$WordsWithExplanation.B:.B]" office:value-type="string" office:string-value="artery" calcext:value-type="string">
            <text:p>artery</text:p>
          </table:table-cell>
        </table:table-row>
        <table:table-row table:style-name="ro1">
          <table:table-cell table:style-name="ce8" table:formula="of:=[$WordsWithExplanation.A:.A]" office:value-type="float" office:value="18" calcext:value-type="float">
            <text:p>18</text:p>
          </table:table-cell>
          <table:table-cell table:style-name="ce10" table:formula="of:=[$WordsWithExplanation.B:.B]" office:value-type="string" office:string-value="artful" calcext:value-type="string">
            <text:p>artful</text:p>
          </table:table-cell>
        </table:table-row>
        <table:table-row table:style-name="ro1">
          <table:table-cell table:style-name="ce8" table:formula="of:=[$WordsWithExplanation.A:.A]" office:value-type="float" office:value="19" calcext:value-type="float">
            <text:p>19</text:p>
          </table:table-cell>
          <table:table-cell table:style-name="ce10" table:formula="of:=[$WordsWithExplanation.B:.B]" office:value-type="string" office:string-value="assorted" calcext:value-type="string">
            <text:p>assorted</text:p>
          </table:table-cell>
        </table:table-row>
        <table:table-row table:style-name="ro1">
          <table:table-cell table:style-name="ce8" table:formula="of:=[$WordsWithExplanation.A:.A]" office:value-type="float" office:value="20" calcext:value-type="float">
            <text:p>20</text:p>
          </table:table-cell>
          <table:table-cell table:style-name="ce10" table:formula="of:=[$WordsWithExplanation.B:.B]" office:value-type="string" office:string-value="augment" calcext:value-type="string">
            <text:p>augment</text:p>
          </table:table-cell>
        </table:table-row>
        <table:table-row table:style-name="ro1">
          <table:table-cell table:style-name="ce8" table:formula="of:=[$WordsWithExplanation.A:.A]" office:value-type="float" office:value="21" calcext:value-type="float">
            <text:p>21</text:p>
          </table:table-cell>
          <table:table-cell table:style-name="ce10" table:formula="of:=[$WordsWithExplanation.B:.B]" office:value-type="string" office:string-value="austere" calcext:value-type="string">
            <text:p>austere</text:p>
          </table:table-cell>
        </table:table-row>
        <table:table-row table:style-name="ro1">
          <table:table-cell table:style-name="ce8" table:formula="of:=[$WordsWithExplanation.A:.A]" office:value-type="float" office:value="22" calcext:value-type="float">
            <text:p>22</text:p>
          </table:table-cell>
          <table:table-cell table:style-name="ce10" table:formula="of:=[$WordsWithExplanation.B:.B]" office:value-type="string" office:string-value="bale" calcext:value-type="string">
            <text:p>bale</text:p>
          </table:table-cell>
        </table:table-row>
        <table:table-row table:style-name="ro1">
          <table:table-cell table:style-name="ce8" table:formula="of:=[$WordsWithExplanation.A:.A]" office:value-type="float" office:value="23" calcext:value-type="float">
            <text:p>23</text:p>
          </table:table-cell>
          <table:table-cell table:style-name="ce10" table:formula="of:=[$WordsWithExplanation.B:.B]" office:value-type="string" office:string-value="barley" calcext:value-type="string">
            <text:p>barley</text:p>
          </table:table-cell>
        </table:table-row>
        <table:table-row table:style-name="ro1">
          <table:table-cell table:style-name="ce8" table:formula="of:=[$WordsWithExplanation.A:.A]" office:value-type="float" office:value="24" calcext:value-type="float">
            <text:p>24</text:p>
          </table:table-cell>
          <table:table-cell table:style-name="ce10" table:formula="of:=[$WordsWithExplanation.B:.B]" office:value-type="string" office:string-value="barrack" calcext:value-type="string">
            <text:p>barrack</text:p>
          </table:table-cell>
        </table:table-row>
        <table:table-row table:style-name="ro1">
          <table:table-cell table:style-name="ce8" table:formula="of:=[$WordsWithExplanation.A:.A]" office:value-type="float" office:value="25" calcext:value-type="float">
            <text:p>25</text:p>
          </table:table-cell>
          <table:table-cell table:style-name="ce10" table:formula="of:=[$WordsWithExplanation.B:.B]" office:value-type="string" office:string-value="bearing" calcext:value-type="string">
            <text:p>bearing</text:p>
          </table:table-cell>
        </table:table-row>
        <table:table-row table:style-name="ro1">
          <table:table-cell table:style-name="ce8" table:formula="of:=[$WordsWithExplanation.A:.A]" office:value-type="float" office:value="26" calcext:value-type="float">
            <text:p>26</text:p>
          </table:table-cell>
          <table:table-cell table:style-name="ce10" table:formula="of:=[$WordsWithExplanation.B:.B]" office:value-type="string" office:string-value="bellow" calcext:value-type="string">
            <text:p>bellow</text:p>
          </table:table-cell>
        </table:table-row>
        <table:table-row table:style-name="ro1">
          <table:table-cell table:style-name="ce8" table:formula="of:=[$WordsWithExplanation.A:.A]" office:value-type="float" office:value="27" calcext:value-type="float">
            <text:p>27</text:p>
          </table:table-cell>
          <table:table-cell table:style-name="ce10" table:formula="of:=[$WordsWithExplanation.B:.B]" office:value-type="string" office:string-value="beset" calcext:value-type="string">
            <text:p>beset</text:p>
          </table:table-cell>
        </table:table-row>
        <table:table-row table:style-name="ro1">
          <table:table-cell table:style-name="ce8" table:formula="of:=[$WordsWithExplanation.A:.A]" office:value-type="float" office:value="28" calcext:value-type="float">
            <text:p>28</text:p>
          </table:table-cell>
          <table:table-cell table:style-name="ce10" table:formula="of:=[$WordsWithExplanation.B:.B]" office:value-type="string" office:string-value="besiege" calcext:value-type="string">
            <text:p>besiege</text:p>
          </table:table-cell>
        </table:table-row>
        <table:table-row table:style-name="ro1">
          <table:table-cell table:style-name="ce8" table:formula="of:=[$WordsWithExplanation.A:.A]" office:value-type="float" office:value="29" calcext:value-type="float">
            <text:p>29</text:p>
          </table:table-cell>
          <table:table-cell table:style-name="ce10" table:formula="of:=[$WordsWithExplanation.B:.B]" office:value-type="string" office:string-value="billboard" calcext:value-type="string">
            <text:p>billboard</text:p>
          </table:table-cell>
        </table:table-row>
        <table:table-row table:style-name="ro1">
          <table:table-cell table:style-name="ce8" table:formula="of:=[$WordsWithExplanation.A:.A]" office:value-type="float" office:value="30" calcext:value-type="float">
            <text:p>30</text:p>
          </table:table-cell>
          <table:table-cell table:style-name="ce10" table:formula="of:=[$WordsWithExplanation.B:.B]" office:value-type="string" office:string-value="billow" calcext:value-type="string">
            <text:p>billow</text:p>
          </table:table-cell>
        </table:table-row>
        <table:table-row table:style-name="ro1">
          <table:table-cell table:style-name="ce8" table:formula="of:=[$WordsWithExplanation.A:.A]" office:value-type="float" office:value="31" calcext:value-type="float">
            <text:p>31</text:p>
          </table:table-cell>
          <table:table-cell table:style-name="ce10" table:formula="of:=[$WordsWithExplanation.B:.B]" office:value-type="string" office:string-value="binder" calcext:value-type="string">
            <text:p>binder</text:p>
          </table:table-cell>
        </table:table-row>
        <table:table-row table:style-name="ro1">
          <table:table-cell table:style-name="ce8" table:formula="of:=[$WordsWithExplanation.A:.A]" office:value-type="float" office:value="32" calcext:value-type="float">
            <text:p>32</text:p>
          </table:table-cell>
          <table:table-cell table:style-name="ce10" table:formula="of:=[$WordsWithExplanation.B:.B]" office:value-type="string" office:string-value="bladder" calcext:value-type="string">
            <text:p>bladder</text:p>
          </table:table-cell>
        </table:table-row>
        <table:table-row table:style-name="ro1">
          <table:table-cell table:style-name="ce8" table:formula="of:=[$WordsWithExplanation.A:.A]" office:value-type="float" office:value="33" calcext:value-type="float">
            <text:p>33</text:p>
          </table:table-cell>
          <table:table-cell table:style-name="ce10" table:formula="of:=[$WordsWithExplanation.B:.B]" office:value-type="string" office:string-value="blister" calcext:value-type="string">
            <text:p>blister</text:p>
          </table:table-cell>
        </table:table-row>
        <table:table-row table:style-name="ro1">
          <table:table-cell table:style-name="ce8" table:formula="of:=[$WordsWithExplanation.A:.A]" office:value-type="float" office:value="34" calcext:value-type="float">
            <text:p>34</text:p>
          </table:table-cell>
          <table:table-cell table:style-name="ce10" table:formula="of:=[$WordsWithExplanation.B:.B]" office:value-type="string" office:string-value="bodily" calcext:value-type="string">
            <text:p>bodily</text:p>
          </table:table-cell>
        </table:table-row>
        <table:table-row table:style-name="ro1">
          <table:table-cell table:style-name="ce8" table:formula="of:=[$WordsWithExplanation.A:.A]" office:value-type="float" office:value="35" calcext:value-type="float">
            <text:p>35</text:p>
          </table:table-cell>
          <table:table-cell table:style-name="ce10" table:formula="of:=[$WordsWithExplanation.B:.B]" office:value-type="string" office:string-value="bosom" calcext:value-type="string">
            <text:p>bosom</text:p>
          </table:table-cell>
        </table:table-row>
        <table:table-row table:style-name="ro1">
          <table:table-cell table:style-name="ce8" table:formula="of:=[$WordsWithExplanation.A:.A]" office:value-type="float" office:value="36" calcext:value-type="float">
            <text:p>36</text:p>
          </table:table-cell>
          <table:table-cell table:style-name="ce10" table:formula="of:=[$WordsWithExplanation.B:.B]" office:value-type="string" office:string-value="bowel" calcext:value-type="string">
            <text:p>bowel</text:p>
          </table:table-cell>
        </table:table-row>
        <table:table-row table:style-name="ro1">
          <table:table-cell table:style-name="ce8" table:formula="of:=[$WordsWithExplanation.A:.A]" office:value-type="float" office:value="37" calcext:value-type="float">
            <text:p>37</text:p>
          </table:table-cell>
          <table:table-cell table:style-name="ce10" table:formula="of:=[$WordsWithExplanation.B:.B]" office:value-type="string" office:string-value="bracket" calcext:value-type="string">
            <text:p>bracket</text:p>
          </table:table-cell>
        </table:table-row>
        <table:table-row table:style-name="ro1">
          <table:table-cell table:style-name="ce8" table:formula="of:=[$WordsWithExplanation.A:.A]" office:value-type="float" office:value="38" calcext:value-type="float">
            <text:p>38</text:p>
          </table:table-cell>
          <table:table-cell table:style-name="ce10" table:formula="of:=[$WordsWithExplanation.B:.B]" office:value-type="string" office:string-value="brigade" calcext:value-type="string">
            <text:p>brigade</text:p>
          </table:table-cell>
        </table:table-row>
        <table:table-row table:style-name="ro1">
          <table:table-cell table:style-name="ce8" table:formula="of:=[$WordsWithExplanation.A:.A]" office:value-type="float" office:value="39" calcext:value-type="float">
            <text:p>39</text:p>
          </table:table-cell>
          <table:table-cell table:style-name="ce10" table:formula="of:=[$WordsWithExplanation.B:.B]" office:value-type="string" office:string-value="broker" calcext:value-type="string">
            <text:p>broker</text:p>
          </table:table-cell>
        </table:table-row>
        <table:table-row table:style-name="ro1">
          <table:table-cell table:style-name="ce8" table:formula="of:=[$WordsWithExplanation.A:.A]" office:value-type="float" office:value="40" calcext:value-type="float">
            <text:p>40</text:p>
          </table:table-cell>
          <table:table-cell table:style-name="ce10" table:formula="of:=[$WordsWithExplanation.B:.B]" office:value-type="string" office:string-value="buckle" calcext:value-type="string">
            <text:p>buckle</text:p>
          </table:table-cell>
        </table:table-row>
        <table:table-row table:style-name="ro1">
          <table:table-cell table:style-name="ce8" table:formula="of:=[$WordsWithExplanation.A:.A]" office:value-type="float" office:value="41" calcext:value-type="float">
            <text:p>41</text:p>
          </table:table-cell>
          <table:table-cell table:style-name="ce10" table:formula="of:=[$WordsWithExplanation.B:.B]" office:value-type="string" office:string-value="bud" calcext:value-type="string">
            <text:p>bud</text:p>
          </table:table-cell>
        </table:table-row>
        <table:table-row table:style-name="ro1">
          <table:table-cell table:style-name="ce8" table:formula="of:=[$WordsWithExplanation.A:.A]" office:value-type="float" office:value="42" calcext:value-type="float">
            <text:p>42</text:p>
          </table:table-cell>
          <table:table-cell table:style-name="ce10" table:formula="of:=[$WordsWithExplanation.B:.B]" office:value-type="string" office:string-value="bulge" calcext:value-type="string">
            <text:p>bulge</text:p>
          </table:table-cell>
        </table:table-row>
        <table:table-row table:style-name="ro1">
          <table:table-cell table:style-name="ce8" table:formula="of:=[$WordsWithExplanation.A:.A]" office:value-type="float" office:value="43" calcext:value-type="float">
            <text:p>43</text:p>
          </table:table-cell>
          <table:table-cell table:style-name="ce10" table:formula="of:=[$WordsWithExplanation.B:.B]" office:value-type="string" office:string-value="bun" calcext:value-type="string">
            <text:p>bun</text:p>
          </table:table-cell>
        </table:table-row>
        <table:table-row table:style-name="ro1">
          <table:table-cell table:style-name="ce8" table:formula="of:=[$WordsWithExplanation.A:.A]" office:value-type="float" office:value="44" calcext:value-type="float">
            <text:p>44</text:p>
          </table:table-cell>
          <table:table-cell table:style-name="ce10" table:formula="of:=[$WordsWithExplanation.B:.B]" office:value-type="string" office:string-value="bunk" calcext:value-type="string">
            <text:p>bunk</text:p>
          </table:table-cell>
        </table:table-row>
        <table:table-row table:style-name="ro1">
          <table:table-cell table:style-name="ce8" table:formula="of:=[$WordsWithExplanation.A:.A]" office:value-type="float" office:value="45" calcext:value-type="float">
            <text:p>45</text:p>
          </table:table-cell>
          <table:table-cell table:style-name="ce10" table:formula="of:=[$WordsWithExplanation.B:.B]" office:value-type="string" office:string-value="burrow" calcext:value-type="string">
            <text:p>burrow</text:p>
          </table:table-cell>
        </table:table-row>
        <table:table-row table:style-name="ro1">
          <table:table-cell table:style-name="ce8" table:formula="of:=[$WordsWithExplanation.A:.A]" office:value-type="float" office:value="46" calcext:value-type="float">
            <text:p>46</text:p>
          </table:table-cell>
          <table:table-cell table:style-name="ce10" table:formula="of:=[$WordsWithExplanation.B:.B]" office:value-type="string" office:string-value="bustle" calcext:value-type="string">
            <text:p>bustle</text:p>
          </table:table-cell>
        </table:table-row>
        <table:table-row table:style-name="ro1">
          <table:table-cell table:style-name="ce8" table:formula="of:=[$WordsWithExplanation.A:.A]" office:value-type="float" office:value="47" calcext:value-type="float">
            <text:p>47</text:p>
          </table:table-cell>
          <table:table-cell table:style-name="ce10" table:formula="of:=[$WordsWithExplanation.B:.B]" office:value-type="string" office:string-value="calf" calcext:value-type="string">
            <text:p>calf</text:p>
          </table:table-cell>
        </table:table-row>
        <table:table-row table:style-name="ro1">
          <table:table-cell table:style-name="ce8" table:formula="of:=[$WordsWithExplanation.A:.A]" office:value-type="float" office:value="48" calcext:value-type="float">
            <text:p>48</text:p>
          </table:table-cell>
          <table:table-cell table:style-name="ce10" table:formula="of:=[$WordsWithExplanation.B:.B]" office:value-type="string" office:string-value="carcass" calcext:value-type="string">
            <text:p>carcass</text:p>
          </table:table-cell>
        </table:table-row>
        <table:table-row table:style-name="ro1">
          <table:table-cell table:style-name="ce8" table:formula="of:=[$WordsWithExplanation.A:.A]" office:value-type="float" office:value="49" calcext:value-type="float">
            <text:p>49</text:p>
          </table:table-cell>
          <table:table-cell table:style-name="ce10" table:formula="of:=[$WordsWithExplanation.B:.B]" office:value-type="string" office:string-value="cardinal" calcext:value-type="string">
            <text:p>cardinal</text:p>
          </table:table-cell>
        </table:table-row>
        <table:table-row table:style-name="ro1">
          <table:table-cell table:style-name="ce8" table:formula="of:=[$WordsWithExplanation.A:.A]" office:value-type="float" office:value="50" calcext:value-type="float">
            <text:p>50</text:p>
          </table:table-cell>
          <table:table-cell table:style-name="ce10" table:formula="of:=[$WordsWithExplanation.B:.B]" office:value-type="string" office:string-value="caress" calcext:value-type="string">
            <text:p>caress</text:p>
          </table:table-cell>
        </table:table-row>
        <table:table-row table:style-name="ro1">
          <table:table-cell table:style-name="ce8" table:formula="of:=[$WordsWithExplanation.A:.A]" office:value-type="string" office:string-value="-- end in page 59" calcext:value-type="string">
            <text:p>-- end in page 59</text:p>
          </table:table-cell>
          <table:table-cell table:style-name="ce10"/>
        </table:table-row>
        <table:table-row table:style-name="ro1">
          <table:table-cell table:style-name="ce8" table:formula="of:=[$WordsWithExplanation.A:.A]" office:value-type="float" office:value="1" calcext:value-type="float">
            <text:p>1</text:p>
          </table:table-cell>
          <table:table-cell table:style-name="ce10"/>
        </table:table-row>
        <table:table-row table:style-name="ro1">
          <table:table-cell table:style-name="ce8" table:formula="of:=[$WordsWithExplanation.A:.A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8" table:formula="of:=[$WordsWithExplanation.A:.A]"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style-name="ce8"/>
          <table:table-cell/>
        </table:table-row>
        <table:table-row table:style-name="ro1" table:number-rows-repeated="10484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1:41:09.025360113</meta:creation-date>
    <meta:generator>LibreOffice/7.4.6.2$Linux_X86_64 LibreOffice_project/40$Build-2</meta:generator>
    <dc:date>2023-04-15T00:10:57.060183535</dc:date>
    <meta:editing-duration>PT2H25M54S</meta:editing-duration>
    <meta:editing-cycles>103</meta:editing-cycles>
    <meta:document-statistic meta:table-count="2" meta:cell-count="357" meta:object-count="0"/>
  </office:meta>
</office:document-meta>
</file>